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2010000020F000000A34BF6EFAD.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2010000021E000001655E3F6186.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7" style:family="table">
      <style:table-properties style:width="6.4174in" fo:margin-left="0.2757in" fo:margin-right="0in" fo:margin-top="0.0868in" fo:margin-bottom="0.1181in" table:align="margins"/>
    </style:style>
    <style:style style:name="Table7.A" style:family="table-column">
      <style:table-column-properties style:column-width="2.4569in" style:rel-column-width="25090*"/>
    </style:style>
    <style:style style:name="Table7.B" style:family="table-column">
      <style:table-column-properties style:column-width="3.9604in" style:rel-column-width="40445*"/>
    </style:style>
    <style:style style:name="Table7.1" style:family="table-row">
      <style:table-row-properties style:min-row-height="0.35in" fo:background-color="#e6e6e6" style:keep-together="false" fo:keep-together="always">
        <style:background-image/>
      </style:table-row-properties>
    </style:style>
    <style:style style:name="Table7.A1"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7.B1" style:family="table-cell">
      <style:table-cell-properties style:vertical-align="middle"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B6"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6.3826in" fo:margin-left="0.3063in" fo:margin-right="0.0042in" table:align="margins" fo:keep-with-next="always"/>
    </style:style>
    <style:style style:name="Table8.A" style:family="table-column">
      <style:table-column-properties style:column-width="3.3028in" style:rel-column-width="33912*"/>
    </style:style>
    <style:style style:name="Table8.B" style:family="table-column">
      <style:table-column-properties style:column-width="3.0799in" style:rel-column-width="31623*"/>
    </style:style>
    <style:style style:name="Table8.A1" style:family="table-cell">
      <style:table-cell-properties fo:padding="0in" fo:border="none"/>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931in" fo:margin-left="0in" fo:margin-right="0in" fo:margin-top="0.0396in" fo:margin-bottom="0.1576in" table:align="margins" style:may-break-between-rows="false"/>
    </style:style>
    <style:style style:name="Table12.A" style:family="table-column">
      <style:table-column-properties style:column-width="1.8618in" style:rel-column-width="18229*"/>
    </style:style>
    <style:style style:name="Table12.B" style:family="table-column">
      <style:table-column-properties style:column-width="2.1701in" style:rel-column-width="21248*"/>
    </style:style>
    <style:style style:name="Table12.C" style:family="table-column">
      <style:table-column-properties style:column-width="2.6611in"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C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4" style:family="table-cell">
      <style:table-cell-properties fo:background-color="transparent" fo:padding="0.0396in" fo:border-left="0.0007in solid #000000" fo:border-right="none" fo:border-top="none" fo:border-bottom="0.0007in solid #000000">
        <style:background-image/>
      </style:table-cell-properties>
    </style:style>
    <style:style style:name="Table12.C4"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6.6931in" fo:margin-left="0in" fo:margin-right="0in" fo:margin-top="0.0826in" fo:margin-bottom="0.0826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e85cd" fo:border-bottom="0.0139in solid #0e85cd"/>
    </style:style>
    <style:style style:name="Table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979in" fo:margin-left="0in" fo:margin-right="-0.0049in" table:align="margins"/>
    </style:style>
    <style:style style:name="Table3.A" style:family="table-column">
      <style:table-column-properties style:column-width="1.4063in" style:rel-column-width="13759*"/>
    </style:style>
    <style:style style:name="Table3.B" style:family="table-column">
      <style:table-column-properties style:column-width="5.2917in" style:rel-column-width="51776*"/>
    </style:style>
    <style:style style:name="Table3.A1" style:family="table-cell">
      <style:table-cell-properties style:vertical-align="middle" fo:padding="0.0382in" fo:border-left="none" fo:border-right="none" fo:border-top="0.0139in solid #0e85cd" fo:border-bottom="0.0139in solid #0e85cd"/>
    </style:style>
    <style:style style:name="Table3.B1" style:family="table-cell">
      <style:table-cell-properties fo:padding="0.0382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DefinitionTerm">
      <style:paragraph-properties loext:contextual-spacing="false"/>
    </style:style>
    <style:style style:name="P5" style:family="paragraph" style:parent-style-name="OOoDefinitionTerm">
      <style:paragraph-properties fo:margin-top="0.0429in" fo:margin-bottom="0in"/>
    </style:style>
    <style:style style:name="P6" style:family="paragraph" style:parent-style-name="OOoTextBody_5f_ListIntro" style:master-page-name="">
      <style:paragraph-properties style:page-number="auto" fo:keep-with-next="auto"/>
    </style:style>
    <style:style style:name="P7" style:family="paragraph" style:parent-style-name="OOoTextBody" style:master-page-name="">
      <style:paragraph-properties style:page-number="auto" fo:keep-with-next="auto"/>
    </style:style>
    <style:style style:name="P8" style:family="paragraph" style:parent-style-name="OOoTextBody" style:master-page-name="">
      <style:paragraph-properties style:page-number="auto" fo:keep-with-next="always"/>
    </style:style>
    <style:style style:name="P9" style:family="paragraph" style:parent-style-name="OOoFigure" style:master-page-name="">
      <style:paragraph-properties style:page-number="auto"/>
    </style:style>
    <style:style style:name="P10" style:family="paragraph" style:parent-style-name="OOoTextBody" style:master-page-name="">
      <style:paragraph-properties style:page-number="auto"/>
    </style:style>
    <style:style style:name="P11" style:family="paragraph" style:parent-style-name="OOoTextBody" style:master-page-name="">
      <style:paragraph-properties fo:keep-together="always" fo:orphans="0" fo:widows="0" style:page-number="auto"/>
    </style:style>
    <style:style style:name="P12" style:family="paragraph" style:parent-style-name="OOoDefinition" style:master-page-name="">
      <style:paragraph-properties style:page-number="auto"/>
    </style:style>
    <style:style style:name="P13" style:family="paragraph" style:parent-style-name="OOoTableText">
      <style:paragraph-properties fo:margin-left="0.0984in" fo:margin-right="0in" fo:text-indent="0in" style:auto-text-indent="false"/>
    </style:style>
    <style:style style:name="P14" style:family="paragraph" style:parent-style-name="OOoTableHeader">
      <style:text-properties fo:font-weight="bold"/>
    </style:style>
    <style:style style:name="P15" style:family="paragraph" style:parent-style-name="OOoFigure" style:master-page-name="">
      <style:paragraph-properties fo:margin-top="0.0827in" fo:margin-bottom="0.1575in" style:page-number="auto"/>
    </style:style>
    <style:style style:name="P16" style:family="paragraph" style:parent-style-name="OOoFigure" style:master-page-name="">
      <style:paragraph-properties fo:margin-top="0.0429in" fo:margin-bottom="0.0827in" style:page-number="auto"/>
    </style:style>
    <style:style style:name="P17" style:family="paragraph" style:parent-style-name="OOoFigure">
      <style:paragraph-properties fo:margin-top="0.0429in" fo:margin-bottom="0.0827in"/>
    </style:style>
    <style:style style:name="P18" style:family="paragraph" style:parent-style-name="OOoFigure">
      <style:paragraph-properties fo:margin-top="0.0827in" fo:margin-bottom="0.1965in"/>
    </style:style>
    <style:style style:name="P19" style:family="paragraph" style:parent-style-name="OOoFigure" style:master-page-name="">
      <style:paragraph-properties fo:margin-top="0in" fo:margin-bottom="0.0827in" style:page-number="auto"/>
    </style:style>
    <style:style style:name="P20" style:family="paragraph" style:parent-style-name="OOoFigureCaption">
      <style:paragraph-properties fo:text-align="center" style:justify-single-word="false"/>
    </style:style>
    <style:style style:name="P21" style:family="paragraph" style:parent-style-name="OOoTextBody">
      <style:text-properties fo:font-size="18pt" fo:letter-spacing="normal" style:font-size-asian="18pt" style:font-size-complex="18pt"/>
    </style:style>
    <style:style style:name="P22" style:family="paragraph" style:parent-style-name="OOoTextBody">
      <style:paragraph-properties fo:text-align="center" style:justify-single-word="false"/>
    </style:style>
    <style:style style:name="P23" style:family="paragraph" style:parent-style-name="OOoTextBody">
      <style:paragraph-properties fo:text-align="start" style:justify-single-word="false"/>
    </style:style>
    <style:style style:name="P24" style:family="paragraph" style:parent-style-name="OOoDefinition">
      <style:paragraph-properties fo:margin-top="0in" fo:margin-bottom="0.0429in"/>
    </style:style>
    <style:style style:name="P25" style:family="paragraph" style:parent-style-name="Contents_20_1">
      <style:paragraph-properties>
        <style:tab-stops>
          <style:tab-stop style:position="6.6929in" style:type="right" style:leader-style="dotted" style:leader-text="."/>
        </style:tab-stops>
      </style:paragraph-properties>
    </style:style>
    <style:style style:name="P26" style:family="paragraph" style:parent-style-name="Contents_20_2">
      <style:paragraph-properties>
        <style:tab-stops>
          <style:tab-stop style:position="6.4965in" style:type="right" style:leader-style="dotted" style:leader-text="."/>
        </style:tab-stops>
      </style:paragraph-properties>
    </style:style>
    <style:style style:name="P27" style:family="paragraph" style:parent-style-name="OOoTextBody" style:master-page-name="OOoFrontMatter">
      <style:paragraph-properties style:page-number="auto"/>
    </style:style>
    <style:style style:name="P28" style:family="paragraph" style:parent-style-name="OOoTextBody" style:master-page-name="OOoPageStyle">
      <style:paragraph-properties style:page-number="auto"/>
    </style:style>
    <style:style style:name="P29" style:family="paragraph" style:parent-style-name="OOoHeading_20_2" style:master-page-name="">
      <style:paragraph-properties style:page-number="auto" fo:keep-with-next="always"/>
    </style:style>
    <style:style style:name="P30" style:family="paragraph" style:parent-style-name="OOoHeading_20_2" style:master-page-name="">
      <style:paragraph-properties style:page-number="auto" fo:keep-with-next="auto"/>
    </style:style>
    <style:style style:name="P31" style:family="paragraph" style:parent-style-name="OOoHeading_20_2">
      <style:paragraph-properties fo:margin-top="0.1535in" fo:margin-bottom="0.0429in"/>
    </style:style>
    <style:style style:name="P32" style:family="paragraph" style:parent-style-name="OOoList_20_1_20_Start" style:master-page-name="">
      <style:paragraph-properties style:page-number="auto" fo:keep-with-next="always"/>
    </style:style>
    <style:style style:name="P33" style:family="paragraph" style:parent-style-name="OOoCopyrightPage" style:master-page-name="OOoCopyright">
      <style:paragraph-properties style:page-number="auto"/>
    </style:style>
    <style:style style:name="P34" style:family="paragraph" style:parent-style-name="OOoNewChapter" style:master-page-name="OOoTitlePage">
      <style:paragraph-properties style:page-number="auto" fo:break-before="page"/>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fo:language="es" fo:country="ES"/>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weight="normal" style:font-weight-asian="normal" style:font-weight-complex="normal"/>
    </style:style>
    <style:style style:name="T10" style:family="text">
      <style:text-properties style:font-weight-asian="bold" style:font-weight-complex="bold"/>
    </style:style>
    <style:style style:name="T11" style:family="text">
      <style:text-properties fo:language="zxx" fo:country="none" style:language-asian="zxx" style:country-asian="none" style:language-complex="zxx" style:country-complex="none"/>
    </style:style>
    <style:style style:name="T12" style:family="text">
      <style:text-properties style:font-name="Times New Roma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7402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
      <text:section text:style-name="Sect1" text:name="Section1" text:condition="ooow:MD !=0" text:display="condition">
        <text:h text:style-name="OOoHeading_20_0" text:outline-level="1"><text:bookmark-start text:name="__RefHeading__3559_879558780"/>Chapter <text:span text:style-name="OOoChapterNumber">2</text:span><text:line-break/> <text:s/>Setting up Writer<text:bookmark-end text:name="__RefHeading__3559_879558780"/></text:h>
        <text:p text:style-name="OOoSubtitle">Choosing Options to Suit the Way You Work</text:p>
        <text:h text:style-name="OOoHeading_20_1" text:outline-level="2"><text:bookmark-start text:name="__RefHeading__1762_1305010293"/>Choosing Options that Affect all of AOO<text:bookmark-end text:name="__RefHeading__1762_130501029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text:soft-page-break/><draw:frame draw:style-name="fr1" draw:name="Frame1" text:anchor-type="as-char" svg:width="2.7701in" draw:z-index="2"><draw:text-box fo:min-height="3.2098in"><text:p text:style-name="OOoFigureCaption"><text:s/><draw:frame text:anchor-type="as-char" svg:y="-2.8882in" draw:z-index="3" draw:style-name="gr2" draw:text-style-name="P36" svg:width="2.1043in" svg:height="2.8469in"><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1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alphabetical-index-mark-start text:id="IMark41322048"/>User Data Options<text:alphabetical-index-mark-end text:id="IMark41322048"/></text:h>
        <text:p text:style-name="OOoTextBody_5f_ListIntro"><text:bookmark-start text:name="__RefHeading__136331_7804706231"/>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bookmark-end text:name="__RefHeading__136331_7804706231"/></text:p>
        <text:p text:style-name="OOoTextBody">Fill in the form (shown in<text:sequence-ref text:reference-format="category-and-value" text:ref-name="refFigure1">Figure 2</text:sequence-ref>) or amend or delete any existing incorrect information.</text:p>
        <text:p text:style-name="OOoFigure"><draw:frame draw:style-name="fr1" draw:name="Frame16" text:anchor-type="as-char" svg:width="5.6165in" draw:z-index="30"><draw:text-box fo:min-height="3.0882in"><text:p text:style-name="OOoFigureCaption"><draw:frame draw:style-name="fr5" draw:name="graphics10" text:anchor-type="as-char" svg:width="5.6165in" svg:height="2.8752in" draw:z-index="31"><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OOoTextBody"><text:bookmark-start text:name="__RefHeading__136333_7804706231"/>The options on the OpenOffice—General page are described below.<text:bookmark-end text:name="__RefHeading__136333_7804706231"/></text:p>
        <text:p text:style-name="OOoFigure"><draw:frame draw:style-name="fr1" draw:name="Frame10" text:anchor-type="as-char" svg:width="5.4972in" draw:z-index="4"><draw:text-box fo:min-height="3.2953in"><text:p text:style-name="OOoFigureCaption"><draw:frame text:anchor-type="as-char" draw:z-index="5" draw:style-name="gr1" draw:text-style-name="P36" svg:width="5.5004in" svg:height="3.2098in"><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41322048"/>Help—Tips<text:alphabetical-index-mark-end text:id="IMark41322048"/></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12">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41322048"/>Help—Help Agent<text:alphabetical-index-mark-end text:id="IMark41322048"/></text:p>
        <text:p text:style-name="OOoDefinition">To turn off the <text:span text:style-name="OOoEmphasis">Help Agent</text:span>, deselect this option. To restore the default behavior, click <text:span text:style-name="OOoMenuPath">Reset Help Agent</text:span>.</text:p>
        <text:p text:style-name="OOoDefinitionTerm">Help—Help formatting</text:p>
        <text:p text:style-name="OOoDefinition"><text:span text:style-name="OOoEmphasis">High contrast</text:span> is an operating system setting that changes the system color scheme to improve readability. To display Help in <text:alphabetical-index-mark-start text:id="IMark182574988"/>high<text:alphabetical-index-mark-start text:id="IMark41364696"/> <text:alphabetical-index-mark-end text:id="IMark41364696"/>contrast<text:alphabetical-index-mark-end text:id="IMark182574988"/>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soft-page-break/><text:alphabetical-index-mark-start text:id="IMark41291724"/>Open/Save dialogs<text:alphabetical-index-mark-end text:id="IMark41291724"/></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41320752"/>two-digit years<text:alphabetical-index-mark-end text:id="IMark41320752"/>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text:bookmark-start text:name="__RefHeading__136335_7804706231"/>In the Options dialog, click <text:span text:style-name="OOoMenuPath">OpenOffice &gt; Memory</text:span>. Some considerations:<text:bookmark-end text:name="__RefHeading__136335_7804706231"/></text:p>
        <text:list xml:id="list7984164584220768286"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draw:frame draw:style-name="fr2" draw:name="Frame19" text:anchor-type="as-char" svg:width="5.7402in" draw:z-index="6"><draw:text-box fo:min-height="3.0244in"><text:p text:style-name="OOoFigureCaption"><draw:frame text:anchor-type="as-char" draw:z-index="7" draw:style-name="gr1" draw:text-style-name="P36" svg:width="5.7406in" svg:height="2.7098in"><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9" text:outline-level="3"><text:soft-page-break/>View Options</text:h>
        <text:p text:style-name="OOoTextBody"><text:bookmark-start text:name="__RefHeading__136337_7804706231"/>The options on the OpenOffice— <text:alphabetical-index-mark text:string-value="view options"/>View page affect the way the document window looks and behaves. Some of these options are described below. Set them to suit your personal preferences.<text:bookmark-end text:name="__RefHeading__136337_7804706231"/></text:p>
        <text:p text:style-name="OOoFigure"><draw:frame draw:style-name="fr3" draw:name="Frame30" text:anchor-type="as-char" svg:width="5.6457in" style:rel-width="84%" svg:height="3.2626in" style:rel-height="scale-min" draw:z-index="32"><draw:text-box><text:p text:style-name="OOoFigureCaption"><draw:frame draw:style-name="fr6" draw:name="graphics5" text:anchor-type="as-char" svg:width="5.6457in" svg:height="3.0417in" draw:z-index="33"><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41320560"/>scaling factor<text:alphabetical-index-mark-end text:id="IMark41320560"/>.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option uses an icon set compatible with your operating system and choice of desktop: for example, KDE or Gnome on Linux.</text:p>
        <text:p text:style-name="OOoDefinitionTerm">User Interface—Use <text:alphabetical-index-mark-start text:id="IMark41320560"/>system font for user interface<text:alphabetical-index-mark-end text:id="IMark41320560"/></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41320560"/>Icons in menus<text:alphabetical-index-mark-end text:id="IMark41320560"/></text:p>
        <text:p text:style-name="OOoDefinition">Causes icons as well as words to be visible in menus.</text:p>
        <text:p text:style-name="OOoDefinitionTerm">Font Lists—Show <text:alphabetical-index-mark-start text:id="IMark41320560"/>preview of fonts<text:alphabetical-index-mark-end text:id="IMark41320560"/></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ext:soft-page-break/>
          <table:table-row>
            <table:table-cell table:style-name="Table8.A1" office:value-type="string">
              <text:p text:style-name="P22"><draw:frame draw:style-name="fr7" draw:name="graphics15" text:anchor-type="as-char" svg:y="-1.9075in" svg:width="2.9075in" svg:height="1.6055in" draw:z-index="38"><draw:image xlink:href="Pictures/10000000000001030000008F913E9372.png" xlink:type="simple" xlink:show="embed" xlink:actuate="onLoad"/></draw:frame></text:p>
            </table:table-cell>
            <table:table-cell table:style-name="Table8.A1" office:value-type="string">
              <text:p text:style-name="P23"><draw:frame draw:style-name="fr5" draw:name="graphics16" text:anchor-type="as-char" svg:width="1.9898in" svg:height="1.6402in" draw:z-index="39"><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41320944"/>font history<text:alphabetical-index-mark-end text:id="IMark41320944"/></text:p>
        <text:p text:style-name="OOoDefinition">Causes the last five fonts you have assigned to the current document to be displayed at the top of the font list.</text:p>
        <text:p text:style-name="P4">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alphabetical-index-mark text:string-value="mouse positioning"/>Mouse positioning</text:p>
        <text:p text:style-name="OOoDefinition"><text:bookmark text:name="bm_id31471671"/><text:bookmark text:name="bm_id67030851"/>Specifies if and how the mouse pointer will be positioned in newly opened dialog boxes.</text:p>
        <text:p text:style-name="OOoDefinitionTerm">Middle mouse button</text:p>
        <text:p text:style-name="OOoDefinition"><text:bookmark text:name="bm_id31461111"/><text:bookmark text:name="bm_id53660691"/>Defines the function of the <text:alphabetical-index-mark text:string-value="middle mouse button function"/>middle mouse button.</text:p>
        <text:list xml:id="list1395850944" text:style-name="OOoBullets_20_1">
          <text:list-item>
            <text:p text:style-name="OOoList_20_1_20_Start"><text:span text:style-name="OOoMenuPath"><text:span text:style-name="T7">Automatic scrolling</text:span></text:span> – dragging while pressing the middle mouse button shifts the view.</text:p>
          </text:list-item>
        </text:list>
        <text:list xml:id="list38412756" text:continue-list="list7984164584220768286" text:style-name="OOoBullets_20_1">
          <text:list-item>
            <text:p text:style-name="OOoList_20_1_20_End"><text:span text:style-name="OOoMenuPath"><text:span text:style-name="T6">Paste clipboard</text:span></text:span><text:span text:style-name="T7"> </text:span>– pressing the middle mouse button inserts the contents of the “Selection <text:alphabetical-index-mark-start text:id="IMark41320992"/>clipboard<text:alphabetical-index-mark-end text:id="IMark41320992"/>” at the cursor position.</text:p>
          </text:list-item>
        </text:list>
        <text:p text:style-name="OOoDefinition"><text:span text:style-name="OOoMenuPath"><text:span text:style-name="T9">The </text:span></text:span><text:alphabetical-index-mark text:string-value="selection clipboard"/>“Selection clipboard” is independent of the normal clipboard that you use by <text:span text:style-name="OOoMenuPath"><text:span text:style-name="T8">Edit </text:span></text:span><text:span text:style-name="OOoMenuPath"><text:span text:style-name="T9">&gt;</text:span></text:span><text:span text:style-name="OOoMenuPath"><text:span text:style-name="T8">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4">Clipboard</text:p>
              </table:table-cell>
              <table:table-cell table:style-name="Table12.C1" office:value-type="string">
                <text:p text:style-name="P14">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soft-page-break/>Print Options</text:h>
        <text:p text:style-name="OOoTextBody"><text:bookmark-start text:name="__RefHeading__136339_7804706231"/>On the OpenOffice—Print page, set the <text:alphabetical-index-mark-start text:id="IMark41320992"/>print options<text:alphabetical-index-mark-end text:id="IMark41320992"/> to suit your default printer and your most common printing method.<text:bookmark-end text:name="__RefHeading__136339_7804706231"/></text:p>
        <text:p text:style-name="OOoFigure"><draw:frame draw:style-name="fr1" draw:name="Frame2" text:anchor-type="as-char" svg:width="5.6374in" draw:z-index="42"><draw:text-box fo:min-height="4.2327in"><text:p text:style-name="OOoFigureCaption"><draw:frame draw:style-name="fr5" draw:name="graphics14" text:anchor-type="as-char" svg:width="5.6354in" svg:height="3.75in" draw:z-index="43"><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alphabetical-index-mark text:string-value="path options"/>Path Options</text:h>
        <text:p text:style-name="OOoTextBody"><text:bookmark-start text:name="__RefHeading__136341_7804706231"/>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bookmark-end text:name="__RefHeading__136341_7804706231"/></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ext:soft-page-break/>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15"><draw:frame draw:style-name="fr1" draw:name="Frame23" text:anchor-type="as-char" svg:width="5.3453in" draw:z-index="8"><draw:text-box fo:min-height="3.5701in"><text:p text:style-name="OOoFigureCaption"><draw:frame text:anchor-type="as-char" draw:z-index="9" draw:style-name="gr1" draw:text-style-name="P36" svg:width="5.3504in" svg:height="3.5205in"><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alphabetical-index-mark text:string-value="color options"/>Color Options</text:h>
        <text:p text:style-name="P7"><text:bookmark-start text:name="__RefHeading__136343_7804706231"/>On the OpenOffice—Colors page, you can specify colors to use in AOO documents. You can select a color from a color table, edit an existing color, or define new colors. These colors will then be available in color selection palettes in AOO.<text:bookmark-end text:name="__RefHeading__136343_7804706231"/></text:p>
        <text:p text:style-name="OOoFigure"><text:soft-page-break/><draw:frame draw:style-name="fr1" draw:name="Frame24" text:anchor-type="as-char" svg:width="5.6047in" draw:z-index="10"><draw:text-box fo:min-height="3.8811in"><text:p text:style-name="OOoFigureCaption"><draw:frame text:anchor-type="as-char" draw:z-index="11" draw:style-name="gr1" draw:text-style-name="P36" svg:width="5.6004in" svg:height="3.6803in"><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8127915456185084123"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6.2992in" draw:z-index="12"><draw:text-box fo:min-height="4.0752in"><text:p text:style-name="OOoFigureCaption"><draw:frame text:anchor-type="as-char" draw:z-index="13" draw:style-name="gr1" draw:text-style-name="P36" svg:width="6.3004in" svg:height="3.9406in"><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alphabetical-index-mark text:string-value="font replacements"/><text:alphabetical-index-mark text:string-value="font options"/>Font Options</text:h>
        <text:p text:style-name="OOoTextBody_5f_ListIntro"><text:bookmark-start text:name="__RefHeading__136345_7804706231"/>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bookmark-end text:name="__RefHeading__136345_7804706231"/></text:p>
        <text:p text:style-name="OOoTextBody_5f_ListIntro">On the OpenOffice—Fonts page:</text:p>
        <text:list xml:id="list38403127" text:continue-list="list8127915456185084123" text:style-name="OOoNum_20_123">
          <text:list-item text:start-value="1">
            <text:p text:style-name="OOoNum_20_123_20_Start">Select <text:span text:style-name="OOoMenuPath"><text:span text:style-name="T10">Apply </text:span></text:span><text:alphabetical-index-mark text:string-value="replacement table (font)"/><text:span text:style-name="OOoMenuPath"><text:span text:style-name="T10">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5.6252in" draw:z-index="44"><draw:text-box fo:min-height="3.95in"><text:p text:style-name="OOoFigureCaption"><draw:frame draw:style-name="fr5" draw:name="graphics27" text:anchor-type="as-char" svg:width="5.6252in" svg:height="3.7291in" draw:z-index="45"><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0" text:outline-level="3"><text:alphabetical-index-mark text:string-value="security options"/>Security Options</text:h>
        <text:p text:style-name="P7"><text:bookmark-start text:name="__RefHeading__136347_7804706231"/>Use <text:alphabetical-index-mark text:string-value="file sharing options"/>the OpenOffice—Security page to choose security options for saving documents and for opening documents that contain macros.<text:bookmark-end text:name="__RefHeading__136347_7804706231"/></text:p>
        <text:p text:style-name="OOoFigure"><draw:frame draw:style-name="fr1" draw:name="Frame27" text:anchor-type="as-char" svg:width="5.6618in" draw:z-index="46"><draw:text-box fo:min-height="3.2689in"><text:p text:style-name="OOoFigureCaption"><draw:frame draw:style-name="fr8" draw:name="graphics13" text:anchor-type="as-char" svg:width="5.6146in" svg:height="3in" draw:z-index="47"><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1">Figure 12</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6.0953in" style:rel-width="85%" svg:height="3.8744in" style:rel-height="scale-min" draw:z-index="48"><draw:text-box><text:p text:style-name="OOoFigureCaption"><draw:frame draw:style-name="fr9" draw:name="graphics28" text:anchor-type="paragraph" svg:width="5.6693in" svg:height="3.3264in" draw:z-index="49"><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alphabetical-index-mark text:string-value="appearance options"/>Appearance Options</text:h>
        <text:p text:style-name="OOoTextBody"><text:bookmark-start text:name="__RefHeading__136349_7804706231"/>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bookmark-end text:name="__RefHeading__136349_7804706231"/></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8405482" text:continue-list="list38412756"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5.6256in" draw:z-index="14"><draw:text-box fo:min-height="3.4945in"><text:p text:style-name="OOoFigureCaption"><draw:frame text:anchor-type="as-char" draw:z-index="15" draw:style-name="gr1" draw:text-style-name="P36" svg:width="5.6205in" svg:height="3.7803in"><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764_1305010293"/>Choosing Options for Loading and Saving Documents<text:bookmark-end text:name="__RefHeading__1764_1305010293"/></text:h>
        <text:p text:style-name="P8"><text:bookmark-start text:name="__RefHeading__136351_7804706231"/>You can set the Load/Save options to suit the way you work.<text:bookmark-end text:name="__RefHeading__136351_7804706231"/></text:p>
        <text:p text:style-name="P8">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5.2917in" draw:z-index="16"><draw:text-box fo:min-height="1.5937in"><text:p text:style-name="OOoFigureCaption"><draw:frame text:anchor-type="as-char" draw:z-index="17" draw:style-name="gr1" draw:text-style-name="P36" svg:width="5.2803in" svg:height="1.4803in"><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General <text:alphabetical-index-mark text:string-value="load/save options"/>Load/Save Options</text:h>
        <text:p text:style-name="OOoTextBody"><text:bookmark-start text:name="__RefHeading__136353_7804706231"/>Most of the choices on the Load/Save—General <text:span text:style-name="T1">page</text:span> (<text:sequence-ref text:reference-format="category-and-value" text:ref-name="refFigure15">Figure 16</text:sequence-ref>) are familiar to users of other office suites. Some items of interest are described below.<text:bookmark-end text:name="__RefHeading__136353_7804706231"/></text:p>
        <text:p text:style-name="OOoDefinitionTerm">Load <text:alphabetical-index-mark-start text:id="IMark181690132"/>user-specific settings<text:alphabetical-index-mark-end text:id="IMark181690132"/>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3.2035in" svg:width="5.4791in" draw:z-index="50"><draw:text-box fo:min-height="3.852in"><text:p text:style-name="OOoFigureCaption"><draw:frame draw:style-name="fr5" draw:name="graphics29" text:anchor-type="as-char" svg:width="5.4791in" svg:height="3.6311in" draw:z-index="5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181690132"/>printer settings<text:alphabetical-index-mark-end text:id="IMark181690132"/>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41321952"/>XML<text:alphabetical-index-mark-end text:id="IMark41321952"/>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VBA Properties Load/Save Options</text:h>
        <text:p text:style-name="OOoTextBody"><text:bookmark-start text:name="__RefHeading__136355_7804706231"/>On the Load/Save—VBA Properties<text:span text:style-name="OOoMenuPath"><text:span text:style-name="T3"> </text:span></text:span>page, you can choose whether to keep any macros in Microsoft Office documents that are opened in OpenOffice. These macros are disabled in AOO.<text:bookmark-end text:name="__RefHeading__136355_7804706231"/></text:p>
        <text:p text:style-name="OOoTextBody">If you choose <text:span text:style-name="OOoMenuPath">Load Basic code</text:span>, you can edit the macros in AOO. The changed code is saved in an AOO document but is not retained if you save into a Microsoft Office format.</text:p>
        <text:p text:style-name="P10">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2.9366in" draw:z-index="52"><draw:text-box fo:min-height="2.3846in"><text:p text:style-name="OOoFigureCaption"><draw:frame draw:style-name="fr10" draw:name="graphics23" text:anchor-type="as-char" svg:width="2.9366in" style:rel-width="100%" svg:height="2.3846in" style:rel-height="scale" draw:z-index="53"><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alphabetical-index-mark text:string-value="Microsoft Office file conversion"/>Microsoft Office Load/Save Options</text:h>
        <text:p text:style-name="OOoTextBody"><text:bookmark-start text:name="__RefHeading__136357_7804706231"/>On the Load/Save—Microsoft Office page, you can choose what to do when importing and exporting Microsoft Office OLE objects (linked or embedded objects or documents such as spreadsheets or equations).<text:bookmark-end text:name="__RefHeading__136357_7804706231"/></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5.6835in" draw:z-index="18"><draw:text-box fo:min-height="4.048in"><text:p text:style-name="OOoFigureCaption"><draw:frame text:anchor-type="as-char" draw:z-index="19" draw:style-name="gr1" draw:text-style-name="P36" svg:width="5.6705in" svg:height="3.6303in"><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alphabetical-index-mark-start text:id="IMark41321232"/>HTML Compatibility<text:alphabetical-index-mark-end text:id="IMark41321232"/> Load/Save Options</text:h>
        <text:p text:style-name="P7"><text:bookmark-start text:name="__RefHeading__136359_7804706231"/>Choices made on the Load/Save—HTML Compatibility page affect HTML pages imported into OpenOffice and those exported from AOO. See <text:span text:style-name="OOoEmphasis">HTML documents; importing/exporting</text:span> in the Help for more information.<text:bookmark-end text:name="__RefHeading__136359_7804706231"/></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561_879558780">30</text:bookmark-ref>). If this option is selected, numbers will be interpreted as for the English (USA) locale.</text:p>
        <text:p text:style-name="OOoFigure"><text:soft-page-break/><draw:frame draw:style-name="fr1" draw:name="Frame32" text:anchor-type="as-char" svg:width="5.6256in" draw:z-index="20"><draw:text-box fo:min-height="3.0091in"><text:p text:style-name="OOoFigureCaption"><draw:frame text:anchor-type="as-char" draw:z-index="21" draw:style-name="gr1" draw:text-style-name="P36" svg:width="5.6303in" svg:height="3.3098in"><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766_1305010293"/>Choosing Options for Writer<text:bookmark-end text:name="__RefHeading__1766_1305010293"/></text:h>
        <text:p text:style-name="OOoTextBody"><text:bookmark-start text:name="__RefHeading__136361_7804706231"/>Settings chosen on the pages in the OpenOffice Writer section of the Options dialog box determine how your Writer documents look and behave while you are working on them.<text:bookmark-end text:name="__RefHeading__136361_7804706231"/></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9"> dialog box</text:span>. A list of pages appears.</text:p>
        <text:p text:style-name="OOoFigure"><draw:frame draw:style-name="fr1" draw:name="Frame28" text:anchor-type="as-char" svg:width="6.1244in" draw:z-index="22"><draw:text-box fo:min-height="3.0244in"><text:p text:style-name="OOoFigureCaption"><draw:frame text:anchor-type="as-char" draw:z-index="23" draw:style-name="gr1" draw:text-style-name="P36" svg:width="6.1098in" svg:height="3.1303in"><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alphabetical-index-mark text:string-value="general options for Writer"/>General Options</text:h>
        <text:p text:style-name="OOoTextBody"><text:bookmark-start text:name="__RefHeading__136363_7804706231"/>The choices on the OpenOffice Writer—General page affect the updating of links and fields, the units used for rulers and other measurements, and the default tab stop positions.<text:bookmark-end text:name="__RefHeading__136363_7804706231"/></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4.4689in" draw:z-index="54"><draw:text-box fo:min-height="2.6346in"><text:p text:style-name="OOoFigureCaption"><draw:frame draw:style-name="fr5" draw:name="graphics6" text:anchor-type="as-char" svg:width="4.4689in" svg:height="2.3228in" draw:z-index="55"><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5">Settings—Tab<text:alphabetical-index-mark-start text:id="IMark41321232"/> stops<text:alphabetical-index-mark-end text:id="IMark41321232"/></text:p>
        <text:p text:style-name="P24">The <text:span text:style-name="OOoEmphasis">Tab stops</text:span> setting specifies the distance the cursor travels for each press of the <text:span text:style-name="OOoKeystroke">Tab</text:span> key. This setting is also used for the <text:alphabetical-index-mark-start text:id="IMark41321232"/>indent distance<text:alphabetical-index-mark-end text:id="IMark41321232"/> applied by the <text:span text:style-name="OOoMenuPath">Increase Indent</text:span> and <text:span text:style-name="OOoMenuPath">Decrease Indent</text:span> buttons on the Formatting Bar, which affect the indentation of entire paragraphs.</text:p>
        <text:p text:style-name="P2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alphabetical-index-mark text:string-value="View options for Writer"/>View Options</text:h>
        <text:p text:style-name="OOoTextBody"><text:bookmark-start text:name="__RefHeading__136365_7804706231"/>Two pages of options set the defaults for viewing Writer documents: <text:span text:style-name="T2">View</text:span> (described here) and <text:span text:style-name="T2">Formatting Aids (described below)</text:span>.<text:bookmark-end text:name="__RefHeading__136365_7804706231"/></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6"><text:soft-page-break/><draw:frame draw:style-name="fr1" draw:name="Frame5" text:anchor-type="as-char" svg:width="5.6256in" draw:z-index="56"><draw:text-box fo:min-height="2.5098in"><text:p text:style-name="OOoFigureCaption"><draw:frame draw:style-name="fr5" draw:name="graphics7" text:anchor-type="as-char" svg:width="5.6256in" svg:height="2.6673in" draw:z-index="57"><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alphabetical-index-mark-start text:id="IMark41321232"/>Formatting Aids Options<text:alphabetical-index-mark-end text:id="IMark41321232"/></text:h>
        <text:p text:style-name="P8"><text:bookmark-start text:name="__RefHeading__136367_7804706231"/>The display of symbols such as <text:alphabetical-index-mark-start text:id="IMark41321232"/>paragraph ends<text:alphabetical-index-mark-end text:id="IMark41321232"/> and tabs helps you when writing, editing, and doing page layout. For example, you might want to know if any blank paragraphs or tabs are included or if any tables or graphics are too wide and intrude into the margins of the page.<text:bookmark-end text:name="__RefHeading__136367_7804706231"/></text:p>
        <text:p text:style-name="P7">On the OpenOffice Writer—Formatting Aids page, select the required options.</text:p>
        <text:p text:style-name="P18"><draw:frame draw:style-name="fr1" draw:name="Frame6" text:anchor-type="as-char" svg:width="5.6256in" draw:z-index="24"><draw:text-box fo:min-height="2.5516in"><text:p text:style-name="OOoFigureCaption"><draw:frame text:anchor-type="as-char" draw:z-index="25" draw:style-name="gr1" draw:text-style-name="P36" svg:width="5.6205in" svg:height="3.8004in"><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reference-mark-start text:name="Grid options for text documents"/>Grid Options<text:reference-mark-end text:name="Grid options for text documents"/></text:h>
        <text:p text:style-name="OOoTextBody"><text:bookmark-start text:name="__RefHeading__136369_7804706231"/>Specifying “<text:alphabetical-index-mark-start text:id="IMark317646424"/>snap to grid<text:alphabetical-index-mark-end text:id="IMark317646424"/>” can be very helpful when you are trying to align several objects such as graphics or tables.<text:bookmark-end text:name="__RefHeading__136369_7804706231"/></text:p>
        <text:p text:style-name="OOoTextBody">On the OpenOffice Writer—Grid page, you can choose whether to enable this feature and what grid intervals to use. If the <text:alphabetical-index-mark-start text:id="IMark41363496"/>grid intervals<text:alphabetical-index-mark-end text:id="IMark41363496"/> (subdivisions) are too large, you may find that you do not have enough control in placing the objects.</text:p>
        <text:p text:style-name="OOoFigure"><draw:frame draw:style-name="fr1" draw:name="Frame7" text:anchor-type="as-char" svg:width="5.6256in" draw:z-index="58"><draw:text-box fo:min-height="2.0366in"><text:p text:style-name="OOoFigureCaption"><draw:frame draw:style-name="fr5" draw:name="graphics9" text:anchor-type="as-char" svg:width="5.6043in" svg:height="2.0209in" draw:z-index="59"><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soft-page-break/>Default Fonts</text:h>
        <text:p text:style-name="OOoTextBody_5f_ListIntro"><text:bookmark-start text:name="__RefHeading__136371_7804706231"/>The <text:alphabetical-index-mark text:string-value="fonts, default"/>default fonts specified on the OpenOffice Writer—Basic Fonts (Western) page apply to both Writer documents and HTML (Web) documents.<text:bookmark-end text:name="__RefHeading__136371_7804706231"/></text:p>
        <text:p text:style-name="OOoFigure"><draw:frame draw:style-name="fr1" draw:name="Frame8" text:anchor-type="as-char" svg:width="5.5839in" draw:z-index="60"><draw:text-box fo:min-height="3.3752in"><text:p text:style-name="OOoFigureCaption"><draw:frame draw:style-name="fr5" draw:name="graphics11" text:anchor-type="as-char" svg:width="5.5839in" svg:height="3.6839in" draw:z-index="61"><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8397323" text:continue-list="list38405482" text:style-name="OOoBullets_20_1">
          <text:list-item>
            <text:p text:style-name="OOoList_20_1_20_Cont.">When choosing fonts on this page you are not limited to single fonts or to the ones shown in the drop-down list. You can specify a “<text:alphabetical-index-mark-start text:id="IMark317646424"/>font family<text:alphabetical-index-mark-end text:id="IMark317646424"/>” as a comma separated set of fonts that includes those suitable for Windows, Macintosh, Linux, and other operating <text:span text:style-name="T4">systems.</text:span> These choices are particularly important in <text:alphabetical-index-mark-start text:id="IMark317646184"/>HTML documents<text:alphabetical-index-mark-end text:id="IMark317646184"/>.</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soft-page-break/><text:alphabetical-index-mark text:string-value="print options"/>Print Options</text:h>
        <text:p text:style-name="P8"><text:bookmark-start text:name="__RefHeading__136373_7804706231"/>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20">Figure 21</text:sequence-ref>).<text:bookmark-end text:name="__RefHeading__136373_7804706231"/></text:p>
        <text:p text:style-name="OOoFigure"><draw:frame draw:style-name="fr1" draw:name="Frame9" text:anchor-type="as-char" svg:width="5.6252in" draw:z-index="62"><draw:text-box fo:min-height="3.5098in"><text:p text:style-name="OOoFigureCaption"><draw:frame draw:style-name="fr5" draw:name="graphics12" text:anchor-type="as-char" svg:width="5.6252in" svg:height="3.1874in" draw:z-index="63"><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8389043" text:continue-list="list38397323"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soft-page-break/>Default <text:alphabetical-index-mark-start text:id="IMark41363304"/>Table Options<text:alphabetical-index-mark-end text:id="IMark41363304"/></text:h>
        <text:p text:style-name="P8"><text:bookmark-start text:name="__RefHeading__136375_7804706231"/>On the OpenOffice Writer—Table page, you can specify the default behavior of tables.<text:bookmark-end text:name="__RefHeading__136375_7804706231"/></text:p>
        <text:p text:style-name="OOoFigure"><draw:frame draw:style-name="fr1" draw:name="Frame12" text:anchor-type="as-char" svg:width="5.5945in" draw:z-index="64"><draw:text-box fo:min-height="3.3764in"><text:p text:style-name="OOoFigureCaption"><draw:frame draw:style-name="fr5" draw:name="graphics19" text:anchor-type="as-char" svg:width="5.5945in" svg:height="3.7118in" draw:z-index="65"><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8407849"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8404432" text:continue-list="list38389043"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alphabetical-index-mark text:string-value="change tracking options"/>Change Tracking Options</text:h>
        <text:p text:style-name="OOoTextBody"><text:bookmark-start text:name="__RefHeading__136377_7804706231"/>If you plan to use the change-tracking feature of Writer, use the OpenOffice Writer—Changes page to choose the way inserted and deleted material is marked, whether and how attribute changes are marked, and whether and how change bars are marked in the margins.<text:bookmark-end text:name="__RefHeading__136377_7804706231"/></text:p>
        <text:p text:style-name="OOoFigure"><text:soft-page-break/><draw:frame draw:style-name="fr1" draw:name="Frame13" text:anchor-type="as-char" svg:width="5.5945in" draw:z-index="66"><draw:text-box fo:min-height="3.4756in"><text:p text:style-name="OOoFigureCaption"><draw:frame draw:style-name="fr5" draw:name="graphics20" text:anchor-type="as-char" svg:width="5.5945in" svg:height="3.7118in" draw:z-index="67"><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alphabetical-index-mark text:string-value="compatibility options"/>Compatibility Options</text:h>
        <text:p text:style-name="OOoTextBody"><text:bookmark-start text:name="__RefHeading__136379_7804706231"/>Do you need to import <text:alphabetical-index-mark-start text:id="IMark41363352"/>Microsoft Word<text:alphabetical-index-mark-end text:id="IMark41363352"/>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bookmark-end text:name="__RefHeading__136379_7804706231"/></text:p>
        <text:p text:style-name="OOoDefinitionTerm">Use <text:alphabetical-index-mark-start text:id="IMark41363352"/>printer metrics<text:alphabetical-index-mark-end text:id="IMark41363352"/>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5.5945in" draw:z-index="68"><draw:text-box fo:min-height="4.0417in"><text:p text:style-name="OOoFigureCaption"><draw:frame draw:style-name="fr5" draw:name="graphics21" text:anchor-type="as-char" svg:width="5.5945in" svg:height="3.7189in" draw:z-index="69"><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41363352"/>spacing between paragraphs and tables<text:alphabetical-index-mark-end text:id="IMark41363352"/>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soft-page-break/><text:alphabetical-index-mark text:string-value="AutoCaption"/>AutoCaption Options</text:h>
        <text:p text:style-name="P8"><text:bookmark-start text:name="__RefHeading__136381_7804706231"/>Do you want AOO to automatically insert captions for tables, pictures, frames, and OLE objects that have been inserted in a Writer document?<text:bookmark-end text:name="__RefHeading__136381_7804706231"/></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9"> </text:span><text:span text:style-name="OOoMenuPath"><text:span text:style-name="T9">&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8396872" text:continue-list="list38403127"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10">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5.7327in" draw:z-index="26"><draw:text-box fo:min-height="3.9827in"><text:p text:style-name="OOoFigureCaption"><draw:frame text:anchor-type="as-char" draw:z-index="27" draw:style-name="gr1" draw:text-style-name="P36" svg:width="5.7303in" svg:height="3.7303in"><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1" text:outline-level="3"><text:soft-page-break/><text:alphabetical-index-mark text:string-value="mail merge e-mail options"/>Mail Merge <text:alphabetical-index-mark text:string-value="e-mail options"/>E-mail Options</text:h>
        <text:p text:style-name="P11"><text:bookmark-start text:name="__RefHeading__136383_7804706231"/>You can produce form letters using Writer and then use the mail merge function to personalize those letters and send them to a number of addresses taken from a data source, such as an address book. Mail merged documents can be printed and mailed, or sent by e-mail.<text:bookmark-end text:name="__RefHeading__136383_7804706231"/></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7"><draw:frame draw:style-name="fr1" draw:name="Frame18" text:anchor-type="as-char" svg:width="5.5945in" draw:z-index="70"><draw:text-box fo:min-height="3.348in"><text:p text:style-name="OOoFigureCaption"><draw:frame draw:style-name="fr5" draw:name="graphics34" text:anchor-type="as-char" svg:width="5.5945in" svg:height="3.7327in"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768_1305010293"/>Choosing Options for HTML Documents<text:bookmark-end text:name="__RefHeading__1768_1305010293"/></text:h>
        <text:p text:style-name="OOoTextBody_5f_ListIntro"><text:bookmark-start text:name="__RefHeading__136385_7804706231"/>You can configure OpenOffice to treat HTML documents in Writer differently than regular documents.<text:bookmark-end text:name="__RefHeading__136385_7804706231"/></text:p>
        <text:list xml:id="list38393579" text:continue-list="list38396872"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9">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561_879558780"/><text:soft-page-break/>Choosing <text:alphabetical-index-mark-start text:id="IMark41363592"/>Language Settings<text:bookmark-end text:name="__RefHeading__3561_879558780"/><text:alphabetical-index-mark-end text:id="IMark41363592"/></text:h>
        <text:p text:style-name="OOoTextBody_5f_ListIntro"><text:bookmark-start text:name="__RefHeading__372052301"/>You may need to do several things to set the language settings to what you want:<text:bookmark-end text:name="__RefHeading__372052301"/></text:p>
        <text:list xml:id="list200540600" text:style-name="OOoBullets_20_1">
          <text:list-item>
            <text:p text:style-name="P32">Install the required Language Pack</text:p>
          </text:list-item>
          <text:list-item>
            <text:p text:style-name="OOoList_20_1_20_Cont.">Install the required dictionaries</text:p>
          </text:list-item>
        </text:list>
        <text:list xml:id="list38408457" text:continue-list="list38404432"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Install the Required <text:alphabetical-index-mark-start text:id="IMark41363544"/>Language Pack<text:alphabetical-index-mark-end text:id="IMark41363544"/></text:h>
        <text:p text:style-name="OOoTextBody"><text:bookmark-start text:name="__RefHeading__9333_21046531201"/>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5">. </text:span><text:span text:style-name="T4">Choose your operating system, language, and software version and click the</text:span><text:span text:style-name="T5">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bookmark-end text:name="__RefHeading__9333_21046531201"/></text:p>
        <text:h text:style-name="OOoHeading_20_2" text:outline-level="3">Install the Required <text:alphabetical-index-mark-start text:id="IMark41363544"/>Dictionaries<text:alphabetical-index-mark-end text:id="IMark41363544"/></text:h>
        <text:p text:style-name="P8"><text:bookmark-start text:name="__RefHeading__136387_7804706231"/>OpenOffice automatically installs several dictionaries with the program. To add other dictionaries, be sure you are connected to the Internet, and then use <text:span text:style-name="OOoMenuPath">Tools &gt; Language &gt; More Dictionaries Online</text:span>. AOO will open your default web browser to a page containing links to additional dictionaries that you can install. Follow the prompts to select and install the ones you want.<text:bookmark-end text:name="__RefHeading__136387_7804706231"/></text:p>
        <text:h text:style-name="OOoHeading_20_2" text:outline-level="3">Change Some Locale and Language Settings</text:h>
        <text:p text:style-name="OOoTextBody"><text:bookmark-start text:name="__RefHeading__136389_7804706231"/>You can change some details of the locale and language settings that AOO uses for all documents or for specific documents.<text:bookmark-end text:name="__RefHeading__136389_7804706231"/></text:p>
        <text:p text:style-name="P8">In the <text:span text:style-name="T11">Options</text:span> dialog box, choose <text:span text:style-name="OOoMenuPath">Language Settings &gt; Languages</text:span>.</text:p>
        <text:p text:style-name="OOoFigure"><draw:frame draw:style-name="fr1" draw:name="Frame22" text:anchor-type="as-char" svg:width="6.0126in" draw:z-index="28"><draw:text-box fo:min-height="1.7339in"><text:p text:style-name="OOoFigureCaption"><draw:frame text:anchor-type="as-char" draw:z-index="29" draw:style-name="gr1" draw:text-style-name="P36" svg:width="6.0004in" svg:height="1.4406in"><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41363592"/>Asian languages<text:alphabetical-index-mark-end text:id="IMark41363592"/>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5.6362in" draw:z-index="34"><draw:text-box fo:min-height="4.0835in"><text:p text:style-name="OOoFigureCaption"><draw:frame draw:style-name="fr5" draw:name="graphics35" text:anchor-type="as-char" svg:width="5.6252in" svg:height="3.7189in" draw:z-index="35"><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19"><draw:frame draw:style-name="fr1" draw:name="Frame33" text:anchor-type="as-char" svg:width="5.5374in" draw:z-index="36"><draw:text-box fo:min-height="2.1563in"><text:p text:style-name="OOoFigureCaption"><draw:frame draw:style-name="fr5" draw:name="graphics37" text:anchor-type="as-char" svg:width="5.5374in" svg:height="1.7083in" draw:z-index="37"><draw:image xlink:href="Pictures/100002010000020F000000A34BF6EFAD.png" xlink:type="simple" xlink:show="embed" xlink:actuate="onLoad"/></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Choose <text:alphabetical-index-mark-start text:id="IMark41363256"/>Spelling Options<text:alphabetical-index-mark-end text:id="IMark41363256"/></text:h>
        <text:p text:style-name="P6"><text:bookmark-start text:name="__RefHeading__136391_7804706231"/>To choose the options for checking spelling, choose <text:span text:style-name="OOoMenuPath">Language Settings &gt; Writing Aids</text:span>. In the <text:span text:style-name="OOoEmphasis">Options</text:span> section of the page, select the settings that are useful for you.<text:bookmark-end text:name="__RefHeading__136391_7804706231"/></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8387570" text:continue-list="list38408457"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9"><draw:frame draw:style-name="fr1" draw:name="Frame34" text:anchor-type="as-char" svg:width="6.2583in" draw:z-index="40"><draw:text-box fo:min-height="4.0709in"><text:p text:style-name="P20"><draw:frame draw:style-name="fr5" draw:name="graphics38" text:anchor-type="as-char" svg:width="5.6154in" svg:height="3.6984in" draw:z-index="41"><draw:image xlink:href="Pictures/100002010000021E000001655E3F6186.png" xlink:type="simple" xlink:show="embed" xlink:actuate="onLoad"/></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770_1305010293"/>Controlling Writer’s AutoCorrect Functions<text:bookmark-end text:name="__RefHeading__1770_1305010293"/></text:h>
        <text:p text:style-name="P8"><text:bookmark-start text:name="__RefHeading__136393_7804706231"/>Some people find some or all of the items in Writer’s <text:alphabetical-index-mark-start text:id="IMark41363880"/>AutoCorrect<text:alphabetical-index-mark-end text:id="IMark4136388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bookmark-end text:name="__RefHeading__136393_7804706231"/></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P21"><text:soft-page-break/><draw:frame draw:style-name="fr1" draw:name="Frame14" text:anchor-type="as-char" svg:width="5.8272in" draw:z-index="0"><draw:text-box fo:min-height="4.5402in"><text:p text:style-name="OOoFigureCaption"><draw:frame text:anchor-type="as-char" draw:z-index="1" draw:style-name="gr1" draw:text-style-name="P36" svg:width="5.8205in" svg:height="4.4406in"><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text:section>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Addressee" style:family="paragraph" style:parent-style-name="Standard" style:class="extra">
      <style:paragraph-properties fo:margin-top="0in" fo:margin-bottom="0.0417in" text:number-lines="false" text:line-number="0"/>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8">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1">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1</text:page-number></text:p>
      </style:footer>
      <style:footer-left>
        <text:p text:style-name="OOoFooter"><text:page-number text:select-page="current">32</text:page-number>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AOO41WG2-Setting up Writer</dc:title>
    <meta:creation-date>2023-06-21T16:51:55.38</meta:creation-date>
    <meta:editing-cycles>28</meta:editing-cycles>
    <meta:editing-duration>PT7H28M51S</meta:editing-duration>
    <meta:initial-creator>Keith McKenna</meta:initial-creator>
    <meta:keyword>Version 4.1</meta:keyword>
    <dc:subject>Apache OpenOffice® User Guides</dc:subject>
    <dc:description>This Guide is applicable to all Version 4.1.X versions Apache OpenOffice® software</dc:description>
    <dc:date>2024-07-30T18:14:55.35</dc:date>
    <dc:creator>Keith McKenna</dc:creator>
    <meta:document-statistic meta:table-count="14" meta:image-count="22" meta:object-count="0" meta:page-count="33" meta:paragraph-count="400" meta:word-count="6763" meta:character-count="40053"/>
    <meta:user-defined meta:name="Info 1"/>
    <meta:user-defined meta:name="Info 2"/>
    <meta:user-defined meta:name="Info 3"/>
    <meta:user-defined meta:name="Info 4"/>
    <meta:template xlink:type="simple" xlink:actuate="onRequest" xlink:title="AOOdoc" xlink:href="../../../../../AppData/Roaming/OpenOffice/4/user/template/AOOdoc.ott" meta:date="2023-12-07T15:54:04.24"/>
  </office:meta>
</office:document-meta>
</file>